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ce6" table:number-columns-repeated="9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ce15" office:value-type="string">
            <text:p>Date</text:p>
          </table:table-cell>
          <table:table-cell table:style-name="ce17" office:value-type="string">
            <text:p>Week</text:p>
          </table:table-cell>
          <table:table-cell table:style-name="ce15" office:value-type="string">
            <text:p>Day</text:p>
          </table:table-cell>
          <table:table-cell table:style-name="ce19" office:value-type="string">
            <text:p>Coursera</text:p>
          </table:table-cell>
          <table:table-cell table:style-name="ce19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18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6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6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6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6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6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6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6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style-name="Default"/>
          <table:table-cell/>
          <table:table-cell table:style-name="ce16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6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style-name="Default"/>
          <table:table-cell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</text:span><text:span text:style-name="T1">review: </text:span><text:span text:style-name="T2">“Action </text:span><text:span text:style-name="T2">Categorizati</text:span><text:span text:style-name="T2">on with </text:span><text:span text:style-name="T2">Modified </text:span><text:span text:style-name="T2">Hidden </text:span><text:span text:style-name="T2">Conditional </text:span><text:span text:style-name="T2">Random </text:span><text:span text:style-name="T2">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3">rd</text:span> Apr</text:p>
          </table:table-cell>
          <table:table-cell/>
          <table:table-cell table:style-name="ce16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3">rd</text:span> Apr</text:p>
          </table:table-cell>
          <table:table-cell/>
          <table:table-cell table:style-name="ce16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3">th</text:span> Apr</text:p>
          </table:table-cell>
          <table:table-cell/>
          <table:table-cell table:style-name="ce16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6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office:value-type="string">
            <text:p>24<text:span text:style-name="T3">th</text:span> Apr</text:p>
          </table:table-cell>
          <table:table-cell/>
          <table:table-cell table:style-name="ce16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</text:span><text:span text:style-name="T1">make import </text:span><text:span text:style-name="T1">points from: </text:span><text:span text:style-name="T2">“Action </text:span><text:span text:style-name="T2">Categorizati</text:span><text:span text:style-name="T2">on with </text:span><text:span text:style-name="T2">Modified </text:span><text:span text:style-name="T2">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</text:span><text:span text:style-name="T1">review: </text:span><text:span text:style-name="T2">“Action </text:span><text:span text:style-name="T2">Categorizati</text:span><text:span text:style-name="T2">on with </text:span><text:span text:style-name="T2">Modified </text:span><text:span text:style-name="T2">Hidden </text:span><text:span text:style-name="T2">Conditional </text:span><text:span text:style-name="T2">Random </text:span><text:span text:style-name="T2">Field”</text:span></text:p>
          </table:table-cell>
          <table:table-cell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</text:span><text:span text:style-name="T1">make import </text:span><text:span text:style-name="T1">points from:</text:span> “Deep Recurrent NN for Mobile HAR with High Throughput”</text:p>
          </table:table-cell>
          <table:table-cell table:style-name="ce6" office:value-type="string">
            <text:p><text:span text:style-name="T1">Type up and </text:span><text:span text:style-name="T1">make import </text:span><text:span text:style-name="T1">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</text:span><text:span text:style-name="T1">make import </text:span><text:span text:style-name="T1">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6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</text:span><text:span text:style-name="T1">make import </text:span><text:span text:style-name="T1">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</text:span><text:span text:style-name="T1">make import </text:span><text:span text:style-name="T1">points from: </text:span><text:span text:style-name="T2">“Action </text:span><text:span text:style-name="T2">Categorizati</text:span><text:span text:style-name="T2">on with </text:span><text:span text:style-name="T2">Modified </text:span><text:span text:style-name="T2">Hidden CRF”</text:span></text:p>
          </table:table-cell>
          <table:table-cell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6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6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</text:span><text:span text:style-name="T1">make import </text:span><text:span text:style-name="T1">points from:</text:span> “Deep Recurrent NN for Mobile HAR with High Throughput”</text:p>
          </table:table-cell>
          <table:table-cell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</text:span><text:span text:style-name="T1">make import </text:span><text:span text:style-name="T1">points from</text:span>: “Hidden CRFs for Gesture Recognition”</text:p>
          </table:table-cell>
          <table:table-cell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</text:span><text:span text:style-name="T1">make import </text:span><text:span text:style-name="T1">points from</text:span>: “Hierarchical Recurrent Neural Network for Skeleton Based AR”</text:p>
          </table:table-cell>
          <table:table-cell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</text:span><text:span text:style-name="T1">make import </text:span><text:span text:style-name="T1">points from</text:span>: “Continuous CRFs for Regression in Remote Sensing”</text:p>
          </table:table-cell>
          <table:table-cell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6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6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6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table:style-name="Default"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table:style-name="Default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table:style-name="Default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table:style-name="Default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1" office:value-type="string">
            <text:p>Week Plan (30<text:span text:style-name="T3">th</text:span> May – 5<text:span text:style-name="T3">th</text:span> June)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3"/>
          <table:table-cell/>
          <table:table-cell table:style-name="ce2"/>
          <table:table-cell table:number-columns-repeated="14"/>
        </table:table-row>
        <table:table-row table:style-name="ro1">
          <table:table-cell table:style-name="ce3"/>
          <table:table-cell office:value-type="string">
            <text:p>Add to 'RNN results' for all input options for choice='acts'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office:value-type="string">
            <text:p>Modify RNN to work with single-act .mat files to predict overall NSAA score and single-act NSAA score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office:value-type="string">
            <text:p>Group meeting and presentation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office:value-type="string">
            <text:p>Modify batch script to work with AD source files through pipeline for single and activ NSAA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office:value-type="string">
            <text:p>Add to mat_act_div script a function to detect activities by changing pos values</text:p>
          </table:table-cell>
          <table:table-cell table:style-name="ce2"/>
          <table:table-cell table:number-columns-repeated="14"/>
        </table:table-row>
        <table:table-row table:style-name="ro1">
          <table:table-cell/>
          <table:table-cell table:style-name="ce3" office:value-type="string">
            <text:p>Implement basic CRF model with .csv output file of statistical values</text:p>
          </table:table-cell>
          <table:table-cell table:style-name="ce2"/>
          <table:table-cell table:number-columns-repeated="14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3">
          <table:table-cell table:style-name="ce3"/>
          <table:table-cell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12" office:value-type="string">
            <text:p>Programming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12" office:value-type="string">
            <text:p>Paper Reviews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Differential RNNs for Action Recogni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Spatio-Temporal LSTM with Trust Gates for 3D HAR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1">Paper review </text:span><text:span text:style-name="T1">+ type: </text:span><text:span text:style-name="T2">“Actionness </text:span><text:span text:style-name="T2">Ranking with </text:span><text:span text:style-name="T2">Lattice </text:span><text:span text:style-name="T2">Conditional </text:span><text:span text:style-name="T2">Ordinal </text:span><text:span text:style-name="T2">Random </text:span><text:span text:style-name="T2">Fields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Deep Convolutional and LSTM Recurrent NNs for Multimodal Wearable AR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1">Paper review </text:span><text:span text:style-name="T1">+ type: </text:span><text:span text:style-name="T2">“Conditional </text:span><text:span text:style-name="T2">Random </text:span><text:span text:style-name="T2">People: </text:span><text:span text:style-name="T2">Tracking </text:span><text:span text:style-name="T2">Humans with </text:span><text:span text:style-name="T2">CRFs and </text:span><text:span text:style-name="T2">Grid Filters”</text:span>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1">Paper review </text:span><text:span text:style-name="T1">+ type: </text:span><text:span text:style-name="T2">“Conditional </text:span><text:span text:style-name="T2">Models for </text:span><text:span text:style-name="T2">Contextual </text:span><text:span text:style-name="T2">Human </text:span><text:span text:style-name="T2">Motion </text:span><text:span text:style-name="T2">Recognition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Sequential Deep Learning for Human Action Recogni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Online Detection and Classification of Dynamic Hand Gestures with Recurrent 3D CNNs”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HAR and Pattern Discovery”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4"/>
          <table:table-cell table:style-name="ce13" office:value-type="string">
            <text:p><text:span text:style-name="T1">Paper </text:span><text:span text:style-name="T1">review: </text:span><text:span text:style-name="T2">“A </text:span><text:span text:style-name="T2">Comprehens</text:span><text:span text:style-name="T2">ive Study of </text:span><text:span text:style-name="T2">Activity </text:span><text:span text:style-name="T2">Recognition </text:span><text:span text:style-name="T2">Using </text:span><text:span text:style-name="T2">Acceleromet</text:span><text:span text:style-name="T2">ers”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An Analysis of Single-Layer Networks in Unsupervised Feature Learning'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Simultaneous Feature Learning and Hash Coding with Deep Neural Networks”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Discriminative Unsupervised Feature Learning with CNNs”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style-name="Default"/>
          <table:table-cell table:number-columns-repeated="14"/>
        </table:table-row>
        <table:table-row table:style-name="ro1" table:number-rows-repeated="2">
          <table:table-cell/>
          <table:table-cell table:style-name="ce4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4" office:value-type="string">
            <text:p>Other Project Stuff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Literature review (1<text:span text:style-name="T3">st</text:span> half): summary of CRFs, summary of RNNs, how they can be used together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Literature review (2<text:span text:style-name="T3">nd</text:span> half): how CRFs/RNNs are adapted to HAR, some pros/cons of each model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Presentation (1<text:span text:style-name="T3">st</text:span> half): Applicability of CRFs and RNNs to project, using CRFs/RNNs together, programming thus/far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Presentation (2<text:span text:style-name="T3">nd</text:span> half): Immediate next steps (over next 2 weeks), further project direction</text:p>
          </table:table-cell>
          <table:table-cell table:style-name="Default"/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5/06/2019</text:date>, <text:time>01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6-05T01:09:18.89</dc:date>
    <meta:editing-duration>P2DT3H52M40S</meta:editing-duration>
    <meta:editing-cycles>159</meta:editing-cycles>
    <meta:generator>OpenOffice/4.1.5$Win32 OpenOffice.org_project/415m1$Build-9789</meta:generator>
    <meta:document-statistic meta:table-count="3" meta:cell-count="484" meta:object-count="0"/>
  </office:meta>
</office:document-meta>
</file>